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istribution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1259">
            <text:p>39125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0436">
            <text:p>39043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1739">
            <text:p>391739</text:p>
          </table:table-cell>
          <table:table-cell/>
          <table:table-cell>
            <draw:frame table:end-cell-address="Ark1.W32" table:end-x="0.862cm" table:end-y="0.425cm" draw:z-index="0" draw:style-name="gr1" svg:width="43.103cm" svg:height="12.884cm" svg:x="0.663cm" svg:y="0.187cm">
              <draw:object draw:notify-on-update-of-ranges="Ark1.A2:Ark1.A257 Ark1.B2:Ark1.B2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0085">
            <text:p>39008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1586">
            <text:p>39158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0211">
            <text:p>39021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0361">
            <text:p>39036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1798">
            <text:p>39179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1554">
            <text:p>39155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0886">
            <text:p>39088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2357">
            <text:p>39235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0572">
            <text:p>39057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9536">
            <text:p>38953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1176">
            <text:p>39117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0771">
            <text:p>39077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0923">
            <text:p>39092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1169">
            <text:p>39116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9889">
            <text:p>38988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0066">
            <text:p>39006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0815">
            <text:p>39081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9378">
            <text:p>38937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9102">
            <text:p>38910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0672">
            <text:p>39067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9297">
            <text:p>38929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0562">
            <text:p>39056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0672">
            <text:p>39067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89855">
            <text:p>38985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89981">
            <text:p>38998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0304">
            <text:p>39030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91717">
            <text:p>39171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1239">
            <text:p>39123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1347">
            <text:p>39134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90669">
            <text:p>39066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0177">
            <text:p>39017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89800">
            <text:p>38980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91258">
            <text:p>39125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89509">
            <text:p>38950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1104">
            <text:p>39110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0671">
            <text:p>39067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0310">
            <text:p>39031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1220">
            <text:p>39122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89430">
            <text:p>38943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89916">
            <text:p>38991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91035">
            <text:p>39103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1371">
            <text:p>39137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90651">
            <text:p>39065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1195">
            <text:p>39119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89891">
            <text:p>38989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89344">
            <text:p>38934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89750">
            <text:p>38975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1690">
            <text:p>39169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89654">
            <text:p>38965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90949">
            <text:p>390949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89745">
            <text:p>38974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90802">
            <text:p>39080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90167">
            <text:p>39016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90440">
            <text:p>39044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89911">
            <text:p>389911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91168">
            <text:p>39116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90211">
            <text:p>39021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1267">
            <text:p>39126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90473">
            <text:p>39047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91058">
            <text:p>39105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89150">
            <text:p>38915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90349">
            <text:p>390349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89767">
            <text:p>38976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90662">
            <text:p>39066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90692">
            <text:p>39069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90448">
            <text:p>39044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90913">
            <text:p>39091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89840">
            <text:p>38984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90285">
            <text:p>39028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90365">
            <text:p>39036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90652">
            <text:p>39065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91395">
            <text:p>39139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90631">
            <text:p>390631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91074">
            <text:p>391074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91296">
            <text:p>39129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90341">
            <text:p>39034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90970">
            <text:p>39097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9705">
            <text:p>38970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90699">
            <text:p>39069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90093">
            <text:p>39009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90294">
            <text:p>39029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90948">
            <text:p>39094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90973">
            <text:p>39097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88584">
            <text:p>38858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92091">
            <text:p>39209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90878">
            <text:p>390878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89544">
            <text:p>38954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90349">
            <text:p>390349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90220">
            <text:p>39022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90597">
            <text:p>39059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91239">
            <text:p>391239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90355">
            <text:p>39035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90694">
            <text:p>39069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90961">
            <text:p>39096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90507">
            <text:p>39050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90604">
            <text:p>39060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89862">
            <text:p>38986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91665">
            <text:p>391665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90572">
            <text:p>390572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91170">
            <text:p>39117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90489">
            <text:p>390489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90100">
            <text:p>39010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90502">
            <text:p>390502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90990">
            <text:p>39099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90307">
            <text:p>390307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90066">
            <text:p>390066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90018">
            <text:p>39001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90653">
            <text:p>39065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91383">
            <text:p>39138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89695">
            <text:p>38969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90958">
            <text:p>390958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91034">
            <text:p>391034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90777">
            <text:p>390777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90185">
            <text:p>390185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91459">
            <text:p>391459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92203">
            <text:p>39220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92002">
            <text:p>392002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90680">
            <text:p>39068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90710">
            <text:p>39071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91293">
            <text:p>391293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90182">
            <text:p>39018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90369">
            <text:p>39036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90884">
            <text:p>390884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90658">
            <text:p>390658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90876">
            <text:p>39087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90870">
            <text:p>39087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90358">
            <text:p>390358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91008">
            <text:p>391008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90788">
            <text:p>39078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91130">
            <text:p>39113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89711">
            <text:p>389711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90370">
            <text:p>39037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91035">
            <text:p>391035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90670">
            <text:p>39067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91251">
            <text:p>39125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90841">
            <text:p>390841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89783">
            <text:p>38978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9832">
            <text:p>38983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91618">
            <text:p>39161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90878">
            <text:p>390878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90821">
            <text:p>39082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91309">
            <text:p>39130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90243">
            <text:p>390243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90368">
            <text:p>39036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90111">
            <text:p>390111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90557">
            <text:p>390557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91434">
            <text:p>391434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90070">
            <text:p>39007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89755">
            <text:p>389755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90212">
            <text:p>390212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89136">
            <text:p>389136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90295">
            <text:p>390295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90295">
            <text:p>39029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90758">
            <text:p>390758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90672">
            <text:p>390672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88848">
            <text:p>38884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90045">
            <text:p>390045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90974">
            <text:p>390974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90307">
            <text:p>39030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90416">
            <text:p>390416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90773">
            <text:p>390773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91066">
            <text:p>391066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90295">
            <text:p>390295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88936">
            <text:p>38893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90526">
            <text:p>39052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89919">
            <text:p>389919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90550">
            <text:p>39055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90254">
            <text:p>39025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90575">
            <text:p>390575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90594">
            <text:p>390594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90704">
            <text:p>390704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92029">
            <text:p>39202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90876">
            <text:p>390876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90524">
            <text:p>390524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89482">
            <text:p>389482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92332">
            <text:p>392332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89940">
            <text:p>38994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91171">
            <text:p>39117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90184">
            <text:p>390184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90541">
            <text:p>390541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90693">
            <text:p>39069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90212">
            <text:p>390212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90230">
            <text:p>39023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89870">
            <text:p>38987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90689">
            <text:p>390689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90846">
            <text:p>390846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89533">
            <text:p>389533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91555">
            <text:p>391555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91351">
            <text:p>391351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89316">
            <text:p>38931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91941">
            <text:p>391941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90080">
            <text:p>39008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90545">
            <text:p>39054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89520">
            <text:p>38952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91283">
            <text:p>39128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90286">
            <text:p>390286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90222">
            <text:p>39022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0321">
            <text:p>39032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89560">
            <text:p>38956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89302">
            <text:p>389302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89724">
            <text:p>38972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91401">
            <text:p>391401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90527">
            <text:p>390527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91653">
            <text:p>391653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90099">
            <text:p>39009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89921">
            <text:p>389921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90403">
            <text:p>390403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90592">
            <text:p>390592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90250">
            <text:p>39025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89436">
            <text:p>38943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90991">
            <text:p>390991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91178">
            <text:p>391178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90824">
            <text:p>390824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90453">
            <text:p>390453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91202">
            <text:p>391202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91149">
            <text:p>391149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91493">
            <text:p>391493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91175">
            <text:p>391175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90273">
            <text:p>390273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92521">
            <text:p>392521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90944">
            <text:p>39094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92494">
            <text:p>392494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92301">
            <text:p>392301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91315">
            <text:p>391315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90771">
            <text:p>390771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91394">
            <text:p>391394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91458">
            <text:p>39145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91331">
            <text:p>391331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91149">
            <text:p>391149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91993">
            <text:p>391993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89876">
            <text:p>389876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90381">
            <text:p>390381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91084">
            <text:p>391084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90810">
            <text:p>39081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90773">
            <text:p>390773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90365">
            <text:p>390365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90743">
            <text:p>390743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90976">
            <text:p>390976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90750">
            <text:p>39075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90588">
            <text:p>390588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91194">
            <text:p>39119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90166">
            <text:p>390166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91657">
            <text:p>39165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91050">
            <text:p>39105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91014">
            <text:p>391014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91698">
            <text:p>39169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90149">
            <text:p>39014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91220">
            <text:p>39122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91550">
            <text:p>39155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90582">
            <text:p>39058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91133">
            <text:p>39113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89802">
            <text:p>389802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90571">
            <text:p>39057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00000000">
            <text:p>100000000</text:p>
          </table:table-cell>
          <table:table-cell table:number-columns-repeated="2"/>
        </table:table-row>
        <table:table-row table:style-name="ro1">
          <table:table-cell office:value-type="string">
            <text:p>time</text:p>
          </table:table-cell>
          <table:table-cell office:value-type="float" office:value="8655338">
            <text:p>8655338</text:p>
          </table:table-cell>
          <table:table-cell table:number-columns-repeated="2"/>
        </table:table-row>
        <table:table-row table:style-name="ro2">
          <table:table-cell office:value-type="string">
            <text:p>throughput</text:p>
          </table:table-cell>
          <table:table-cell table:formula="of:=[.B258]/[.B259]" office:value-type="float" office:value="11.5535638238507">
            <text:p>11,553563823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-10-2012</text:date>, <text:time>07:41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25T07:41:00.69</dc:date>
    <meta:document-statistic meta:table-count="1" meta:cell-count="519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104cm" svg:height="12.885cm" xlink:href=".." xlink:type="simple" chart:class="chart:bar" chart:style-name="ch1">
        <chart:legend chart:legend-position="end" svg:x="40.707cm" svg:y="6.134cm" chart:style-name="ch2"/>
        <chart:plot-area chart:style-name="ch3" table:cell-range-address="Ark1.A2:Ark1.B257" chart:data-source-has-labels="column" svg:x="1.312cm" svg:y="1.163cm" svg:width="37.671cm" svg:height="11.045cm">
          <chartooo:coordinate-region svg:x="2.674cm" svg:y="1.375cm" svg:width="36.168cm" svg:height="10.025cm"/>
          <chart:axis chart:dimension="x" chart:name="primary-x" chart:style-name="ch4">
            <chart:categories table:cell-range-address="Ark1.A2:Ark1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1.B2:Ark1.B257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Ark1.A2:Ark1.A257</svg:desc>
                </draw:g>
              </table:table-cell>
              <table:table-cell office:value-type="float" office:value="391259">
                <text:p>391259</text:p>
                <draw:g>
                  <svg:desc>Ark1.B2:Ark1.B25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90436">
                <text:p>3904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739">
                <text:p>391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085">
                <text:p>390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1586">
                <text:p>391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211">
                <text:p>390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0361">
                <text:p>390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1798">
                <text:p>391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1554">
                <text:p>391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0886">
                <text:p>390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2357">
                <text:p>392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0572">
                <text:p>390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9536">
                <text:p>389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176">
                <text:p>391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771">
                <text:p>390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923">
                <text:p>390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1169">
                <text:p>391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9889">
                <text:p>389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0066">
                <text:p>390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815">
                <text:p>39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9378">
                <text:p>389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9102">
                <text:p>389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0672">
                <text:p>390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9297">
                <text:p>389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0562">
                <text:p>390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672">
                <text:p>390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9855">
                <text:p>389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9981">
                <text:p>389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0304">
                <text:p>390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1717">
                <text:p>391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239">
                <text:p>3912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1347">
                <text:p>391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669">
                <text:p>390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177">
                <text:p>390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9800">
                <text:p>3898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1258">
                <text:p>391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9509">
                <text:p>389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1104">
                <text:p>391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671">
                <text:p>390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310">
                <text:p>3903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220">
                <text:p>3912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9430">
                <text:p>3894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9916">
                <text:p>389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1035">
                <text:p>391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1371">
                <text:p>3913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0651">
                <text:p>390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1195">
                <text:p>391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9891">
                <text:p>3898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9344">
                <text:p>389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9750">
                <text:p>3897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1690">
                <text:p>3916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9654">
                <text:p>389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0949">
                <text:p>3909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9745">
                <text:p>389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0802">
                <text:p>390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0167">
                <text:p>390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0440">
                <text:p>3904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9911">
                <text:p>389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1168">
                <text:p>391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0211">
                <text:p>3902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1267">
                <text:p>3912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0473">
                <text:p>390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1058">
                <text:p>3910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9150">
                <text:p>389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0349">
                <text:p>390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9767">
                <text:p>389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0662">
                <text:p>3906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0692">
                <text:p>3906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0448">
                <text:p>390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0913">
                <text:p>3909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9840">
                <text:p>3898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0285">
                <text:p>390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0365">
                <text:p>390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0652">
                <text:p>390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1395">
                <text:p>391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0631">
                <text:p>390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1074">
                <text:p>391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1296">
                <text:p>391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341">
                <text:p>3903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970">
                <text:p>3909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9705">
                <text:p>3897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699">
                <text:p>3906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0093">
                <text:p>3900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0294">
                <text:p>390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0948">
                <text:p>3909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0973">
                <text:p>3909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8584">
                <text:p>388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2091">
                <text:p>3920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0878">
                <text:p>3908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9544">
                <text:p>3895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0349">
                <text:p>3903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220">
                <text:p>3902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0597">
                <text:p>3905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1239">
                <text:p>391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355">
                <text:p>3903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0694">
                <text:p>3906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0961">
                <text:p>3909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0507">
                <text:p>3905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0604">
                <text:p>390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9862">
                <text:p>389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1665">
                <text:p>3916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0572">
                <text:p>3905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1170">
                <text:p>3911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0489">
                <text:p>3904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0100">
                <text:p>390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0502">
                <text:p>3905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0990">
                <text:p>3909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0307">
                <text:p>3903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0066">
                <text:p>3900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0018">
                <text:p>390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0653">
                <text:p>3906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1383">
                <text:p>3913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9695">
                <text:p>3896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0958">
                <text:p>3909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1034">
                <text:p>3910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0777">
                <text:p>3907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0185">
                <text:p>390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1459">
                <text:p>3914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2203">
                <text:p>3922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2002">
                <text:p>392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0680">
                <text:p>3906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0710">
                <text:p>3907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1293">
                <text:p>3912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0182">
                <text:p>3901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0369">
                <text:p>3903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0884">
                <text:p>3908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58">
                <text:p>3906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0876">
                <text:p>3908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0870">
                <text:p>3908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0358">
                <text:p>3903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1008">
                <text:p>391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0788">
                <text:p>3907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1130">
                <text:p>3911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9711">
                <text:p>3897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0370">
                <text:p>3903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1035">
                <text:p>3910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0670">
                <text:p>3906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1251">
                <text:p>391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0841">
                <text:p>3908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9783">
                <text:p>3897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9832">
                <text:p>3898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1618">
                <text:p>3916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0878">
                <text:p>3908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0821">
                <text:p>3908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1309">
                <text:p>3913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0243">
                <text:p>3902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0368">
                <text:p>390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0111">
                <text:p>3901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0557">
                <text:p>3905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1434">
                <text:p>3914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0070">
                <text:p>3900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9755">
                <text:p>3897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0212">
                <text:p>3902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9136">
                <text:p>389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0295">
                <text:p>3902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0295">
                <text:p>390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0758">
                <text:p>3907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0672">
                <text:p>3906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8848">
                <text:p>3888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0045">
                <text:p>3900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0974">
                <text:p>3909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0307">
                <text:p>3903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0416">
                <text:p>3904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0773">
                <text:p>3907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1066">
                <text:p>3910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0295">
                <text:p>3902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8936">
                <text:p>3889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0526">
                <text:p>3905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9919">
                <text:p>3899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0550">
                <text:p>3905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0254">
                <text:p>3902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0575">
                <text:p>3905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0594">
                <text:p>3905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0704">
                <text:p>390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2029">
                <text:p>3920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0876">
                <text:p>3908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0524">
                <text:p>390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9482">
                <text:p>3894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2332">
                <text:p>3923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940">
                <text:p>389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1171">
                <text:p>3911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184">
                <text:p>3901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0541">
                <text:p>3905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0693">
                <text:p>390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0212">
                <text:p>390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0230">
                <text:p>3902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9870">
                <text:p>3898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0689">
                <text:p>3906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0846">
                <text:p>3908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9533">
                <text:p>3895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1555">
                <text:p>391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1351">
                <text:p>3913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9316">
                <text:p>3893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1941">
                <text:p>3919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0080">
                <text:p>3900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545">
                <text:p>3905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9520">
                <text:p>3895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1283">
                <text:p>3912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0286">
                <text:p>3902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0222">
                <text:p>3902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0321">
                <text:p>3903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9560">
                <text:p>3895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9302">
                <text:p>3893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9724">
                <text:p>3897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1401">
                <text:p>3914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0527">
                <text:p>3905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1653">
                <text:p>3916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0099">
                <text:p>3900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9921">
                <text:p>3899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0403">
                <text:p>3904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0592">
                <text:p>3905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0250">
                <text:p>3902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9436">
                <text:p>3894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0991">
                <text:p>390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1178">
                <text:p>3911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0824">
                <text:p>3908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0453">
                <text:p>3904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1202">
                <text:p>391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1149">
                <text:p>3911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1493">
                <text:p>3914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1175">
                <text:p>3911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0273">
                <text:p>3902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2521">
                <text:p>3925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0944">
                <text:p>3909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2494">
                <text:p>3924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2301">
                <text:p>3923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1315">
                <text:p>3913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0771">
                <text:p>3907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1394">
                <text:p>3913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1458">
                <text:p>3914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1331">
                <text:p>3913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1149">
                <text:p>3911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1993">
                <text:p>3919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9876">
                <text:p>3898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0381">
                <text:p>3903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1084">
                <text:p>3910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0810">
                <text:p>3908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0773">
                <text:p>3907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0365">
                <text:p>3903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0743">
                <text:p>3907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0976">
                <text:p>3909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0750">
                <text:p>3907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0588">
                <text:p>3905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1194">
                <text:p>391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0166">
                <text:p>3901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1657">
                <text:p>3916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1050">
                <text:p>3910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1014">
                <text:p>3910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1698">
                <text:p>3916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0149">
                <text:p>3901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1220">
                <text:p>3912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1550">
                <text:p>3915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0582">
                <text:p>3905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1133">
                <text:p>3911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9802">
                <text:p>3898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0571">
                <text:p>390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